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72in"/>
    </style:style>
    <style:style style:name="co2" style:family="table-column">
      <style:table-column-properties fo:break-before="auto" style:column-width="1.6602in"/>
    </style:style>
    <style:style style:name="co3" style:family="table-column">
      <style:table-column-properties fo:break-before="auto" style:column-width="1.3374in"/>
    </style:style>
    <style:style style:name="co4" style:family="table-column">
      <style:table-column-properties fo:break-before="auto" style:column-width="1.639in"/>
    </style:style>
    <style:style style:name="co5" style:family="table-column">
      <style:table-column-properties fo:break-before="auto" style:column-width="6.4783in"/>
    </style:style>
    <style:style style:name="co6" style:family="table-column">
      <style:table-column-properties fo:break-before="auto" style:column-width="3.0366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19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Digi-Key Part #</text:p>
          </table:table-cell>
          <table:table-cell table:style-name="Default"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Ref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399-4181-ND</text:p>
          </table:table-cell>
          <table:table-cell office:value-type="string">
            <text:p>47p</text:p>
          </table:table-cell>
          <table:table-cell office:value-type="string">
            <text:p>C-US025-030X050</text:p>
          </table:table-cell>
          <table:table-cell office:value-type="string">
            <text:p>C1, C2, C3, C4, C5, C6, C7, C8, C10, C11, C12, C13, C14, C15, C16, C17, C18, C19, C20</text:p>
          </table:table-cell>
          <table:table-cell office:value-type="string">
            <text:p>CAPACITOR, American symbo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99-4282-ND</text:p>
          </table:table-cell>
          <table:table-cell office:value-type="string">
            <text:p>2200p</text:p>
          </table:table-cell>
          <table:table-cell office:value-type="string">
            <text:p>C-US025-030X050</text:p>
          </table:table-cell>
          <table:table-cell office:value-type="string">
            <text:p>C21, C23, C32</text:p>
          </table:table-cell>
          <table:table-cell office:value-type="string">
            <text:p>CAPACITOR, American symbo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1196-ND</text:p>
          </table:table-cell>
          <table:table-cell office:value-type="string">
            <text:p>1u NP</text:p>
          </table:table-cell>
          <table:table-cell office:value-type="string">
            <text:p>CPOL-USE2-5</text:p>
          </table:table-cell>
          <table:table-cell office:value-type="string">
            <text:p>C22, C31</text:p>
          </table:table-cell>
          <table:table-cell office:value-type="string">
            <text:p>POLARIZED CAPACITOR, American symbo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833-ND</text:p>
          </table:table-cell>
          <table:table-cell office:value-type="string">
            <text:p>100u</text:p>
          </table:table-cell>
          <table:table-cell office:value-type="string">
            <text:p>CPOL-USE2.5-7</text:p>
          </table:table-cell>
          <table:table-cell office:value-type="string">
            <text:p>C24</text:p>
          </table:table-cell>
          <table:table-cell office:value-type="string">
            <text:p>POLARIZED CAPACITOR, American symbo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5148-ND</text:p>
          </table:table-cell>
          <table:table-cell office:value-type="string">
            <text:p>10u</text:p>
          </table:table-cell>
          <table:table-cell office:value-type="string">
            <text:p>CPOL-USE2-5</text:p>
          </table:table-cell>
          <table:table-cell office:value-type="string">
            <text:p>C25, C28</text:p>
          </table:table-cell>
          <table:table-cell office:value-type="string">
            <text:p>POLARIZED CAPACITOR, American symbo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1187-ND</text:p>
          </table:table-cell>
          <table:table-cell office:value-type="string">
            <text:p>10u NP</text:p>
          </table:table-cell>
          <table:table-cell office:value-type="string">
            <text:p>CPOL-USE2.5-7</text:p>
          </table:table-cell>
          <table:table-cell office:value-type="string">
            <text:p>C27, C30</text:p>
          </table:table-cell>
          <table:table-cell office:value-type="string">
            <text:p>POLARIZED CAPACITOR, American symbo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399-4151-ND</text:p>
          </table:table-cell>
          <table:table-cell office:value-type="string">
            <text:p>0.1u</text:p>
          </table:table-cell>
          <table:table-cell office:value-type="string">
            <text:p>C-US025-030X050</text:p>
          </table:table-cell>
          <table:table-cell office:value-type="string">
            <text:p>C9, C26, C29, C33</text:p>
          </table:table-cell>
          <table:table-cell office:value-type="string">
            <text:p>CAPACITOR, American symbo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68-1617-1-ND</text:p>
          </table:table-cell>
          <table:table-cell table:number-columns-repeated="2" office:value-type="string">
            <text:p>BAT85</text:p>
          </table:table-cell>
          <table:table-cell office:value-type="string">
            <text:p>CR1, CR2</text:p>
          </table:table-cell>
          <table:table-cell office:value-type="string">
            <text:p>BAT85 Schottky Diod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N4148FS-ND</text:p>
          </table:table-cell>
          <table:table-cell table:number-columns-repeated="2" office:value-type="string">
            <text:p>1N4148</text:p>
          </table:table-cell>
          <table:table-cell office:value-type="string">
            <text:p>CR3</text:p>
          </table:table-cell>
          <table:table-cell office:value-type="string">
            <text:p>General Purpose Switching Diod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16-1291-ND</text:p>
          </table:table-cell>
          <table:table-cell/>
          <table:table-cell office:value-type="string">
            <text:p>LED3MM</text:p>
          </table:table-cell>
          <table:table-cell office:value-type="string">
            <text:p>DS1</text:p>
          </table:table-cell>
          <table:table-cell office:value-type="string">
            <text:p>LED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9820BK-ND</text:p>
          </table:table-cell>
          <table:table-cell table:number-columns-repeated="2" office:value-type="string">
            <text:p>FBONLDSM</text:p>
          </table:table-cell>
          <table:table-cell office:value-type="string">
            <text:p>E1, E2, E3, E4, E5, E6, E7, E8, E9, E10, E11, E12, E13, E14, E15, E16, E17, E18, E19</text:p>
          </table:table-cell>
          <table:table-cell office:value-type="string">
            <text:p>FERRITE BE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35108-ND</text:p>
          </table:table-cell>
          <table:table-cell table:number-columns-repeated="2" office:value-type="string">
            <text:p>DB9FRASFLUSH</text:p>
          </table:table-cell>
          <table:table-cell office:value-type="string">
            <text:p>J1</text:p>
          </table:table-cell>
          <table:table-cell office:value-type="string">
            <text:p>DB9 Female Right Angle Connector 0.3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31690-ND</text:p>
          </table:table-cell>
          <table:table-cell/>
          <table:table-cell office:value-type="string">
            <text:p>CONN_MTA156_RA_4P</text:p>
          </table:table-cell>
          <table:table-cell office:value-type="string">
            <text:p>J2</text:p>
          </table:table-cell>
          <table:table-cell office:value-type="string">
            <text:p>TYCO MTA .156 Right Angle 4 P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31411-ND</text:p>
          </table:table-cell>
          <table:table-cell/>
          <table:table-cell office:value-type="string">
            <text:p>520258-3</text:p>
          </table:table-cell>
          <table:table-cell office:value-type="string">
            <text:p>J3</text:p>
          </table:table-cell>
          <table:table-cell office:value-type="string">
            <text:p>AMP connecto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M1029-02-ND</text:p>
          </table:table-cell>
          <table:table-cell/>
          <table:table-cell office:value-type="string">
            <text:p>JP1E</text:p>
          </table:table-cell>
          <table:table-cell office:value-type="string">
            <text:p>JP1, JP2, JP3</text:p>
          </table:table-cell>
          <table:table-cell office:value-type="string">
            <text:p>JUMP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M1029-03-ND</text:p>
          </table:table-cell>
          <table:table-cell/>
          <table:table-cell office:value-type="string">
            <text:p>JP2E</text:p>
          </table:table-cell>
          <table:table-cell office:value-type="string">
            <text:p>JP4, JP5, JP6</text:p>
          </table:table-cell>
          <table:table-cell office:value-type="string">
            <text:p>JUMP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32098-ND</text:p>
          </table:table-cell>
          <table:table-cell table:number-columns-repeated="2" office:value-type="string">
            <text:p>DB25MRAS</text:p>
          </table:table-cell>
          <table:table-cell office:value-type="string">
            <text:p>P1</text:p>
          </table:table-cell>
          <table:table-cell office:value-type="string">
            <text:p>DB25 Male Right Angle Shor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35105-ND</text:p>
          </table:table-cell>
          <table:table-cell table:number-columns-repeated="2" office:value-type="string">
            <text:p>DB9MRASFLUSH</text:p>
          </table:table-cell>
          <table:table-cell office:value-type="string">
            <text:p>P2</text:p>
          </table:table-cell>
          <table:table-cell office:value-type="string">
            <text:p>DB9 Male Right Angle 0.3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N4401-APCT-ND</text:p>
          </table:table-cell>
          <table:table-cell table:number-columns-repeated="2" office:value-type="string">
            <text:p>2N4401</text:p>
          </table:table-cell>
          <table:table-cell office:value-type="string">
            <text:p>Q1, Q2</text:p>
          </table:table-cell>
          <table:table-cell office:value-type="string">
            <text:p>NPN Transisto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60QBK-ND</text:p>
          </table:table-cell>
          <table:table-cell office:value-type="float" office:value="360">
            <text:p>360</text:p>
          </table:table-cell>
          <table:table-cell office:value-type="string">
            <text:p>R-US_0207/10</text:p>
          </table:table-cell>
          <table:table-cell office:value-type="string">
            <text:p>R1</text:p>
          </table:table-cell>
          <table:table-cell office:value-type="string">
            <text:p>RESISTOR, American symbo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47QBK-ND</text:p>
          </table:table-cell>
          <table:table-cell office:value-type="float" office:value="47">
            <text:p>47</text:p>
          </table:table-cell>
          <table:table-cell office:value-type="string">
            <text:p>R-US_0207/10</text:p>
          </table:table-cell>
          <table:table-cell office:value-type="string">
            <text:p>R2, R11, R13</text:p>
          </table:table-cell>
          <table:table-cell office:value-type="string">
            <text:p>RESISTOR, American symbo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0KQBK-ND</text:p>
          </table:table-cell>
          <table:table-cell office:value-type="string">
            <text:p>100K</text:p>
          </table:table-cell>
          <table:table-cell office:value-type="string">
            <text:p>R-US_0207/10</text:p>
          </table:table-cell>
          <table:table-cell office:value-type="string">
            <text:p>R25</text:p>
          </table:table-cell>
          <table:table-cell office:value-type="string">
            <text:p>RESISTOR, American symbo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0KQBK-ND</text:p>
          </table:table-cell>
          <table:table-cell office:value-type="string">
            <text:p>10K</text:p>
          </table:table-cell>
          <table:table-cell office:value-type="string">
            <text:p>R-US_0207/10</text:p>
          </table:table-cell>
          <table:table-cell office:value-type="string">
            <text:p>R3, R5, R7, R9, R10, R12, R14, R15, R17, R18, R19, R20, R21, R22, R23, R24, R26, R27, R28, R29</text:p>
          </table:table-cell>
          <table:table-cell office:value-type="string">
            <text:p>RESISTOR, American symbo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.0MQBK-ND</text:p>
          </table:table-cell>
          <table:table-cell office:value-type="string">
            <text:p>1M</text:p>
          </table:table-cell>
          <table:table-cell office:value-type="string">
            <text:p>R-US_0207/10</text:p>
          </table:table-cell>
          <table:table-cell office:value-type="string">
            <text:p>R4</text:p>
          </table:table-cell>
          <table:table-cell office:value-type="string">
            <text:p>RESISTOR, American symbo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.7QBK-ND</text:p>
          </table:table-cell>
          <table:table-cell office:value-type="float" office:value="4.7">
            <text:p>4.7</text:p>
          </table:table-cell>
          <table:table-cell office:value-type="string">
            <text:p>R-US_0207/10</text:p>
          </table:table-cell>
          <table:table-cell office:value-type="string">
            <text:p>R6</text:p>
          </table:table-cell>
          <table:table-cell office:value-type="string">
            <text:p>RESISTOR, American symbo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.7KQBK-ND</text:p>
          </table:table-cell>
          <table:table-cell office:value-type="string">
            <text:p>4.7K</text:p>
          </table:table-cell>
          <table:table-cell office:value-type="string">
            <text:p>R-US_0207/10</text:p>
          </table:table-cell>
          <table:table-cell office:value-type="string">
            <text:p>R8, R16</text:p>
          </table:table-cell>
          <table:table-cell office:value-type="string">
            <text:p>RESISTOR, American symbo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XXXXXXXXXXXXXXXXXX</text:p>
          </table:table-cell>
          <table:table-cell table:number-columns-repeated="2" office:value-type="string">
            <text:p>TESTPINTPSQ025</text:p>
          </table:table-cell>
          <table:table-cell office:value-type="string">
            <text:p>TP1, TP2</text:p>
          </table:table-cell>
          <table:table-cell office:value-type="string">
            <text:p>Test Point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AT93C46D-PU-ND</text:p>
          </table:table-cell>
          <table:table-cell table:number-columns-repeated="2" office:value-type="string">
            <text:p>93C46P</text:p>
          </table:table-cell>
          <table:table-cell office:value-type="string">
            <text:p>U1</text:p>
          </table:table-cell>
          <table:table-cell office:value-type="string">
            <text:p>93C46 1024 Bit EEPRO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497-1853-5-ND</text:p>
          </table:table-cell>
          <table:table-cell table:number-columns-repeated="2" office:value-type="string">
            <text:p>4066N</text:p>
          </table:table-cell>
          <table:table-cell office:value-type="string">
            <text:p>U2</text:p>
          </table:table-cell>
          <table:table-cell office:value-type="string">
            <text:p>Quad bilateral ANALOG SWITCH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MCP6004-I/P-ND</text:p>
          </table:table-cell>
          <table:table-cell table:number-columns-repeated="2" office:value-type="string">
            <text:p>MCP6004</text:p>
          </table:table-cell>
          <table:table-cell office:value-type="string">
            <text:p>U3</text:p>
          </table:table-cell>
          <table:table-cell office:value-type="string">
            <text:p>OP AM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C16F628A-I/P-ND</text:p>
          </table:table-cell>
          <table:table-cell table:number-columns-repeated="2" office:value-type="string">
            <text:p>PIC16F628P</text:p>
          </table:table-cell>
          <table:table-cell office:value-type="string">
            <text:p>U4</text:p>
          </table:table-cell>
          <table:table-cell office:value-type="string">
            <text:p>PIC16F62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ACCESSORY ITE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77-1221-ND</text:p>
          </table:table-cell>
          <table:table-cell table:style-name="ce3" table:number-columns-repeated="2"/>
          <table:table-cell office:value-type="string">
            <text:p>METAL ENCLOSURE (IF DESIRED)</text:p>
          </table:table-cell>
          <table:table-cell office:value-type="string">
            <text:p>ENCLOS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19952-ND</text:p>
          </table:table-cell>
          <table:table-cell table:style-name="Default"/>
          <table:table-cell/>
          <table:table-cell office:value-type="string">
            <text:p>MALE CONNECTOR HOUSING FOR CONTROL CONNECTOR</text:p>
          </table:table-cell>
          <table:table-cell office:value-type="string">
            <text:p>.156 MALE CONNECTOR HOUSING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24205-ND</text:p>
          </table:table-cell>
          <table:table-cell table:style-name="Default"/>
          <table:table-cell/>
          <table:table-cell office:value-type="string">
            <text:p>PINS (YES, USE THE GOLD PINS!!) FOR ABOVE HOUSING</text:p>
          </table:table-cell>
          <table:table-cell office:value-type="string">
            <text:p>GOLD CRIMP CONTACT FOR .156 HOUSING</text:p>
          </table:table-cell>
        </table:table-row>
      </table:table>
      <table:database-ranges>
        <table:database-range table:target-range-address="Sheet1.A1:Sheet1.F32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19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8">02/18/2011</text:date>, <text:time>08:0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ate>2011-02-18T08:02:49.53</dc:date>
    <meta:editing-duration>PT01H47M00S</meta:editing-duration>
    <meta:editing-cycles>32</meta:editing-cycles>
    <dc:creator>Jim Dixon</dc:creator>
    <meta:document-statistic meta:table-count="1" meta:cell-count="200" meta:object-count="0"/>
  </office:meta>
</office:document-meta>
</file>